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e36e0" officeooo:paragraph-rsid="000fc846"/>
    </style:style>
    <style:style style:name="P2" style:family="paragraph" style:parent-style-name="Preformatted_20_Text">
      <style:text-properties officeooo:rsid="000e36e0" officeooo:paragraph-rsid="000e36e0"/>
    </style:style>
    <style:style style:name="P3" style:family="paragraph" style:parent-style-name="Preformatted_20_Text">
      <style:text-properties officeooo:rsid="000e36e0" officeooo:paragraph-rsid="00113fd5"/>
    </style:style>
    <style:style style:name="P4" style:family="paragraph" style:parent-style-name="Preformatted_20_Text">
      <style:text-properties officeooo:rsid="000e36e0" officeooo:paragraph-rsid="00148860"/>
    </style:style>
    <style:style style:name="P5" style:family="paragraph" style:parent-style-name="Preformatted_20_Text">
      <style:text-properties officeooo:paragraph-rsid="000fc846"/>
    </style:style>
    <style:style style:name="P6" style:family="paragraph" style:parent-style-name="List_20_Contents">
      <style:paragraph-properties fo:margin-top="0in" fo:margin-bottom="0.1965in"/>
    </style:style>
    <style:style style:name="P7" style:family="paragraph" style:parent-style-name="List_20_Contents">
      <style:paragraph-properties fo:margin-left="0in" fo:margin-right="0in" fo:margin-top="0in" fo:margin-bottom="0.1965in" fo:text-indent="0in" style:auto-text-indent="false"/>
      <style:text-properties officeooo:rsid="000e36e0" officeooo:paragraph-rsid="00148860"/>
    </style:style>
    <style:style style:name="P8" style:family="paragraph" style:parent-style-name="List_20_Contents">
      <style:paragraph-properties fo:margin-left="0in" fo:margin-right="0in" fo:margin-top="0in" fo:margin-bottom="0.1965in" fo:text-indent="0in" style:auto-text-indent="false"/>
      <style:text-properties officeooo:paragraph-rsid="00148860"/>
    </style:style>
    <style:style style:name="T1" style:family="text">
      <style:text-properties officeooo:rsid="000e36e0"/>
    </style:style>
    <style:style style:name="T2" style:family="text">
      <style:text-properties fo:font-style="italic"/>
    </style:style>
    <style:style style:name="T3" style:family="text">
      <style:text-properties fo:font-style="italic" officeooo:rsid="00145ff4"/>
    </style:style>
    <style:style style:name="T4" style:family="text">
      <style:text-properties style:text-position="-33% 80%" fo:font-style="italic"/>
    </style:style>
    <style:style style:name="T5" style:family="text">
      <style:text-properties style:text-position="-33% 80%" fo:font-style="italic" officeooo:rsid="00145ff4"/>
    </style:style>
    <style:style style:name="T6" style:family="text">
      <style:text-properties style:text-position="-33% 80%" fo:font-style="italic" officeooo:rsid="00148860"/>
    </style:style>
    <style:style style:name="T7" style:family="text">
      <style:text-properties officeooo:rsid="000fc846"/>
    </style:style>
    <style:style style:name="T8" style:family="text">
      <style:text-properties officeooo:rsid="00145ff4"/>
    </style:style>
    <style:style style:name="T9" style:family="text">
      <style:text-properties officeooo:rsid="00148860"/>
    </style:style>
    <style:style style:name="T10" style:family="text">
      <style:text-properties officeooo:rsid="00163e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utf-8</text:p>
      <text:p text:style-name="P2">-- нужен ли projection?</text:p>
      <text:p text:style-name="P2"/>
      <text:p text:style-name="P2">&lt;&lt;n&gt;&gt; - сноска n</text:p>
      <text:p text:style-name="P2"/>
      <text:p text:style-name="P2">&lt;&lt;1&gt;&gt;Соблюдение законов классов так же необходимо, тк компилятор может оптимизировать код используя эти законы, т.к. многие оформлены как прагма</text:p>
      <text:p text:style-name="P2">{-# RULES ... #-}</text:p>
      <text:p text:style-name="P2">Несоблюдение может привести к трудноуловимым багам.</text:p>
      <text:p text:style-name="P2"/>
      <text:p text:style-name="P2">&lt;&lt;3&gt;&gt;Hask - категория, объектами которой являются типы хаскеля, а морфизмами - функции хаскеля.</text:p>
      <text:p text:style-name="P2">Тогда композиция морфизмов - композиция функций, она ассоциативна. </text:p>
      <text:p text:style-name="P2">Учитывая что по определению каждому морфизму категории должна соотвествовать единственная пара объектов,</text:p>
      <text:p text:style-name="P2">Морфизм id над типом А - функция (id :: A -&gt; A).</text:p>
      <text:p text:style-name="P2"/>
      <text:p text:style-name="P2">В модуле Control.Category имеется соотвествующее определение категории для функций.</text:p>
      <text:p text:style-name="P2"/>
      <text:p text:style-name="P2">&lt;&lt;2&gt;&gt; учитывая что в хаскеле нет функций от многих аргументов, именно такой тип и должен иметь fmap, скобки опускаются лишь для удобства чтения и за счет правоассоциативности "-&gt;"</text:p>
      <text:p text:style-name="P2">--------------------------------------------------------------------------------</text:p>
      <text:p text:style-name="P2">-------------------- <text:s text:c="2"/>Стандартные <text:s/>классы <text:s text:c="2"/>-----------------------------------</text:p>
      <text:p text:style-name="P2">--------------------------------------------------------------------------------</text:p>
      <text:p text:style-name="P2">Классы Show, Read</text:p>
      <text:p text:style-name="P2"/>
      <text:p text:style-name="P2">Любой тип, реализующий класс Show может быть преобразован в строку. Это и отражено в определении:</text:p>
      <text:p text:style-name="P2"/>
      <text:p text:style-name="P2">class Show a where</text:p>
      <text:p text:style-name="P2"><text:s text:c="4"/>show <text:s text:c="5"/>:: a -&gt; String</text:p>
      <text:p text:style-name="P2"><text:s text:c="4"/>showsPrec :: Int -&gt; a -&gt; ShowS</text:p>
      <text:p text:style-name="P2"><text:s text:c="4"/>showList <text:s/>:: [a] -&gt; ShowS</text:p>
      <text:p text:style-name="P2"/>
      <text:p text:style-name="P2">У каждого класса имеется минимальное полное определение. В данном случае это show или showsPrec. Это означает, что остальные методы могут быть реализованы с помощью определенных методов(хотя и для эффективности могут быть определены программистом явно). Определения по умолчанию Show:</text:p>
      <text:p text:style-name="P2"><text:s text:c="4"/>show x <text:s text:c="9"/>= showsPrec 0 x ""</text:p>
      <text:p text:style-name="P2"><text:s text:c="4"/>showsPrec _ x s = show x ++ s</text:p>
      <text:p text:style-name="P2">Т.к. оба метода определены друг через друга, не определив ни один метод, попадем в бесконечную взаимную рекурсию.</text:p>
      <text:p text:style-name="P2"/>
      <text:p text:style-name="P2">тип ShowS это просто синоним функции из строки в строку:</text:p>
      <text:p text:style-name="P2">type ShowS = String -&gt; String</text:p>
      <text:p text:style-name="P2"/>
      <text:p text:style-name="P2">Аналогично и</text:p>
      <text:p text:style-name="P2">class Read a where</text:p>
      <text:p text:style-name="P2"><text:s text:c="4"/>readsPrec :: Int -&gt; ReadS a</text:p>
      <text:p text:style-name="P2"><text:s text:c="4"/>readList <text:s/>:: ReadS [a]</text:p>
      <text:p text:style-name="P2">минимальное полное определение: readsPrec</text:p>
      <text:p text:style-name="P2"/>
      <text:p text:style-name="P2">тип ReadS это функция принимающая строку, возвращающая список возможных способов разбора тип данных и оставшихся после этого строк:</text:p>
      <text:p text:style-name="P2">type ReadS a = String -&gt; [(a, String)]</text:p>
      <text:p text:style-name="P2"/>
      <text:p text:style-name="P2">Эти классы используются, как правило, для целей ввода-вывода и представляют собой человеко-читабельную сериализацию.</text:p>
      <text:p text:style-name="P2">Для большинства пользовательских классов они могут быть определены автоматически.</text:p>
      <text:p text:style-name="P2"/>
      <text:p text:style-name="P2">--------------------------------------------------------------------------------</text:p>
      <text:p text:style-name="P2">Класс Functor</text:p>
      <text:p text:style-name="P2"><text:soft-page-break/><text:s/>Класс представляет собой контейнер, такой что к каждому элементу контейнера может быть применена функция.</text:p>
      <text:p text:style-name="P2">Посмотрим на определение:</text:p>
      <text:p text:style-name="P2"/>
      <text:p text:style-name="P2">class Functor f where</text:p>
      <text:p text:style-name="P2"><text:s text:c="4"/>fmap :: (a -&gt; b) -&gt; f a -&gt; f b</text:p>
      <text:p text:style-name="P2"/>
      <text:p text:style-name="P2">С одной стороны можно думать как о функции которой сообщается что сделать с каждым элементом контейнера и сам контейнер, результатом будет отображенный контейнер. Другая строна будет рассмотрена далее.</text:p>
      <text:p text:style-name="P2">"f a" в определении обозначает контейнер типа "а". Аналог на с++ будет:</text:p>
      <text:p text:style-name="P2">template&lt;class a&gt;</text:p>
      <text:p text:style-name="P2">class f ....</text:p>
      <text:p text:style-name="P2"/>
      <text:p text:style-name="P2">Это может быть </text:p>
      <text:p text:style-name="P2">списком целочисленных значений</text:p>
      <text:p text:style-name="P2">деревом значений с плавающей точкой</text:p>
      <text:p text:style-name="P2">или любой другой произвольной структурой имеющей (kind * -&gt; *). </text:p>
      <text:p text:style-name="P2">(kind * -&gt; *) означает, что "f" будет применен к одному типу.</text:p>
      <text:p text:style-name="P2">Если проводить аналогию с с++ - это класс имеющий 1 шаблон.</text:p>
      <text:p text:style-name="P2"/>
      <text:p text:style-name="P2">Таким образом нельзя реализовать класс функтор базовыми типами вроде символов, целочисленных значений, дробей и тд.</text:p>
      <text:p text:style-name="P2"/>
      <text:p text:style-name="P2">К примеру имеется строка(в хаскеле это список символов) и необходимо получить список аски кодов этой строки. Определение этой функции будет следующим:</text:p>
      <text:p text:style-name="P2">stringToAscii = fmap ord</text:p>
      <text:p text:style-name="P2"/>
      <text:p text:style-name="P2">Т.е. к каждому элементу списка была применена функция перевода символа в целочисленное значение(ord), представляющее его аски-код</text:p>
      <text:p text:style-name="P2"/>
      <text:p text:style-name="P2">Подобным образом можно отображать массивы, деревья, множества и тд.</text:p>
      <text:p text:style-name="P2"/>
      <text:p text:style-name="P2">Функтором может быть не только контейнер. Функция - тоже является функтором. В таком случае, применяя fmap, будет отображен результат функции, т.е. fmap реализована как композиция:</text:p>
      <text:p text:style-name="P2"/>
      <text:p text:style-name="P2">instance Functor ((-&gt;) r)</text:p>
      <text:p text:style-name="P2"><text:s text:c="4"/>fmap = (.)</text:p>
      <text:p text:style-name="P2"/>
      <text:p text:style-name="P2">-- Законы функтора</text:p>
      <text:p text:style-name="P2">Любой функтор должен подчиняться следующим законам:</text:p>
      <text:p text:style-name="P2">fmap id = id</text:p>
      <text:p text:style-name="P2">fmap (g . h) = fmap g . fmap h</text:p>
      <text:p text:style-name="P2"/>
      <text:p text:style-name="P2">Эти законы будут гарантировать что функция будет применена только к элементам и не изменит структуры. К примеру если fmap будет не только отображать список, но и обращать его либо изменять кол-во элементов, эти законы не будут удовлетворены.&lt;&lt;1&gt;&gt;</text:p>
      <text:p text:style-name="P2"/>
      <text:p text:style-name="P2"/>
      <text:p text:style-name="P2">С другой стороны</text:p>
      <text:p text:style-name="P2">fmap <text:s/>- это функция примимающая (функцию, отображающую один произвольный тип а в другой произвольный тип b)</text:p>
      <text:p text:style-name="P2">и возвращающая (функцию отображающую этот контейнер содержащий тип а в этот же контейнер содержащий тип b).</text:p>
      <text:p text:style-name="P2">Т.е. поднимает функцию в новый контекст</text:p>
      <text:p text:style-name="P2">Мы может переписать определение типа fmap&lt;&lt;2&gt;&gt;:</text:p>
      <text:p text:style-name="P2">fmap :: (a -&gt; b) -&gt; (f a -&gt; f b)</text:p>
      <text:p text:style-name="P2"/>
      <text:p text:style-name="P2">Само понятие функтора пришло из теории категорий и имеет следующее определение:</text:p>
      <text:p text:style-name="P2">Пусть имеем категорию C и категорию D, тогда функтор F:C -&gt; D</text:p>
      <text:p text:style-name="P2"><text:soft-page-break/>-отображает все объекты А категории С в объекты F(A) категории D</text:p>
      <text:p text:style-name="P2">-отображает все морфизмы f:A -&gt; B категории С в морфизмы F(f): F(A) -&gt; F(B) категории D</text:p>
      <text:p text:style-name="P2">В таком русле функторы хаскеля отображают категорию Hask в подкатегорию Hask, определенную только на типах функтора.&lt;&lt;3&gt;&gt;</text:p>
      <text:p text:style-name="P2"/>
      <text:p text:style-name="P2">--------------------------------------------------------------------------------</text:p>
      <text:p text:style-name="P2">-- Applicative </text:p>
      <text:p text:style-name="P2">Аппликативный функтор добавляет возможность</text:p>
      <text:p text:style-name="P2">1)поднять значение в контекст по умолчанию. Например создать список с единственным элементом для списков.</text:p>
      <text:p text:style-name="P2">2)применить функцию в контексте к значению в контексте.</text:p>
      <text:p text:style-name="P2"/>
      <text:p text:style-name="P2">Определение:</text:p>
      <text:p text:style-name="P2">class Functor f =&gt; Applicative f where</text:p>
      <text:p text:style-name="P2"><text:s text:c="4"/>pure :: a -&gt; f a</text:p>
      <text:p text:style-name="P2"><text:s text:c="4"/>(&lt;*&gt;) :: f (a -&gt; b) -&gt; f a -&gt; f b</text:p>
      <text:p text:style-name="P2"/>
      <text:p text:style-name="P2">Из Applicative легко вывести Functor:</text:p>
      <text:p text:style-name="P2">fmap = (&lt;*&gt;) . pure</text:p>
      <text:p text:style-name="P2">Кстати, это один из законов Applicative.</text:p>
      <text:p text:style-name="P2">Второй закон:</text:p>
      <text:p text:style-name="P2">fmap g . pure = pure . g</text:p>
      <text:p text:style-name="P2">Его выполнение гарантируется системой типов:</text:p>
      <text:p text:style-name="P2">Т.е. нет способа его нарушить, с учетом корректности fmap</text:p>
      <text:p text:style-name="P2"/>
      <text:p text:style-name="P2">Такое обобщение функтора позволяет, например, применять функцию к нескольким аргументам:</text:p>
      <text:p text:style-name="P2">pure (+) &lt;*&gt; [0..2] &lt;*&gt; [3..5]</text:p>
      <text:p text:style-name="P2"/>
      <text:p text:style-name="P2">--------------------------------------------------------------------------------</text:p>
      <text:p text:style-name="P2">-- Класс категорий</text:p>
      <text:p text:style-name="P2"/>
      <text:p text:style-name="P2">Определим понятие категории(Определение из теории категорий)</text:p>
      <text:p text:style-name="P2">Категория С - это:</text:p>
      <text:p text:style-name="P2">-множество объектов ob(C)</text:p>
      <text:p text:style-name="P2">-Для любой пары A B : A &lt;- ob(C), B &lt;- ob(C) задано множество морфизмов Hom(A,B),</text:p>
      <text:p text:style-name="P2">причём каждому морфизму соответствуют единственные A и B;</text:p>
      <text:p text:style-name="P2">-Для каждой пары морфизмов f&lt;-Hom(A,B), g&lt;-Hom(B,C) определена композиция g . f &lt;- Hom(A, C)</text:p>
      <text:p text:style-name="P2">-Для каждого объекта А&lt;-ob(C) задан тождественный морфизм ida &lt;- Hom(A, A)</text:p>
      <text:p text:style-name="P2">Аксиомы:</text:p>
      <text:p text:style-name="P2"><text:s text:c="2"/>композиция ассоциативна: f . g . h = (f . g) . h</text:p>
      <text:p text:style-name="P2"><text:s text:c="2"/>тождественный морфизм действует тривиально: f . id = id . f = f</text:p>
      <text:p text:style-name="P2"/>
      <text:p text:style-name="P2">В хаскеле же это выглядит следующим образом:</text:p>
      <text:p text:style-name="P2"/>
      <text:p text:style-name="P2">class Category cat where</text:p>
      <text:p text:style-name="P2"><text:tab/> <text:s/>id :: cat a a</text:p>
      <text:p text:style-name="P2"><text:tab/> <text:s/>(.) :: (cat b c) -&gt; (cat a b) -&gt; (cat a c)</text:p>
      <text:p text:style-name="P2"/>
      <text:p text:style-name="P2">Конструктор типа, реализующий класс Категорий должен иметь kind * -&gt; * -&gt; *.</text:p>
      <text:p text:style-name="P2"/>
      <text:p text:style-name="P2">Функция является категорией:</text:p>
      <text:p text:style-name="P2"/>
      <text:p text:style-name="P2">instance Category (-&gt;) where</text:p>
      <text:p text:style-name="P2"><text:tab/><text:tab/> id <text:s/>= Prelude.id</text:p>
      <text:p text:style-name="P2"><text:tab/><text:tab/> (.) = (Prelude..)</text:p>
      <text:p text:style-name="P2"/>
      <text:p text:style-name="P2">Состовляя категорию Hask&lt;&lt;3&gt;&gt;</text:p>
      <text:p text:style-name="P2"/>
      <text:p text:style-name="P2">--------------------------------------------------------------------------------</text:p>
      <text:p text:style-name="P2"><text:soft-page-break/>-- Monoid</text:p>
      <text:p text:style-name="P2"><text:s/>Моноид - множество M, на котором задана бинарная ассоциативная операция и в котором существует такой элемент e, что ex = x = xe для любого x &lt;- M.</text:p>
      <text:p text:style-name="P2">Элемент e называется единицей, причем единица единственна.</text:p>
      <text:p text:style-name="P2">Т.е. чтобы определить моноид в хаскеле, необходимо задать эту операцию и единицу:</text:p>
      <text:p text:style-name="P2"/>
      <text:p text:style-name="P2">class Monoid a where</text:p>
      <text:p text:style-name="P2"><text:s text:c="8"/>mempty <text:s/>:: a</text:p>
      <text:p text:style-name="P2"><text:s text:c="8"/>-- ^ Единица</text:p>
      <text:p text:style-name="P2"/>
      <text:p text:style-name="P2"><text:s text:c="8"/>mappend :: a -&gt; a -&gt; a</text:p>
      <text:p text:style-name="P2"><text:s text:c="8"/>-- ^ Ассоциативная операция</text:p>
      <text:p text:style-name="P2"/>
      <text:p text:style-name="P2"><text:s/>Многие моноиды определены в Data.Monoid</text:p>
      <text:p text:style-name="P2">Например список, хранящий произвольный тип задана как конкатенация и пустой список:</text:p>
      <text:p text:style-name="P2">instance Monoid [a] where</text:p>
      <text:p text:style-name="P2"><text:s text:c="8"/>mempty <text:s/>= []</text:p>
      <text:p text:style-name="P2"><text:s text:c="8"/>mappend = (++)</text:p>
      <text:p text:style-name="P2"/>
      <text:p text:style-name="P2">Int не определен как моноид(программист может сделать это сам),</text:p>
      <text:p text:style-name="P2">ведь для целых чисел моноид может быть реализован как умножение с единицей 1 </text:p>
      <text:p text:style-name="P2">или сложением с единицей 0. Для этого есть обертки:</text:p>
      <text:p text:style-name="P2">Sum 2 <text:s text:c="4"/>`mappend` Sum 3<text:tab/><text:tab/>= Sum 5</text:p>
      <text:p text:style-name="P2">Product 2 `mappend` Product 3<text:tab/>= Product 6</text:p>
      <text:p text:style-name="P2"/>
      <text:p text:style-name="P2">--------------------------------------------------------------------------------</text:p>
      <text:p text:style-name="P2">-------------------- <text:s text:c="2"/>Определенные пользователем классы <text:s text:c="2"/>---------------------</text:p>
      <text:p text:style-name="P2">--------------------------------------------------------------------------------</text:p>
      <text:p text:style-name="P2">-- Класс Group</text:p>
      <text:p text:style-name="P2"><text:s/>Группа - это моноид имеющий возможность обращать элемент. Т.е. для каждого</text:p>
      <text:p text:style-name="P2">элемента x из M(множества, на котором определен моноид) существует элемент y из M, такой что xy = e.</text:p>
      <text:p text:style-name="P2"/>
      <text:p text:style-name="P2">Определим этот класс следующим образом:</text:p>
      <text:p text:style-name="P2"/>
      <text:p text:style-name="P2">class Monoid a =&gt; Group a where</text:p>
      <text:p text:style-name="P2"><text:s text:c="4"/>gnegate :: a -&gt; a</text:p>
      <text:p text:style-name="P2"><text:s text:c="4"/>gnegate = (mempty `rmappend`)</text:p>
      <text:p text:style-name="P2"/>
      <text:p text:style-name="P2"><text:s text:c="4"/>rmappend :: a -&gt; a -&gt; a</text:p>
      <text:p text:style-name="P2"><text:s text:c="4"/>rmappend x y = x `mappend` gnegate y</text:p>
      <text:p text:style-name="P2"/>
      <text:p text:style-name="P2">группа это всегда моноид, поэтому стоит ограничение (Monoid a =&gt; )</text:p>
      <text:p text:style-name="P2">Он имеет 2 метода определенные друг через друга, необходимо дать определение</text:p>
      <text:p text:style-name="P2">одному из них. </text:p>
      <text:p text:style-name="P2"/>
      <text:p text:style-name="P2">Примером групп могут служить целые числа с операцией (+) и обращением как изменение знака с единицей 0.</text:p>
      <text:p text:style-name="P2">Или рациональные с делением и 1 соответственно.</text:p>
      <text:p text:style-name="P2"/>
      <text:p text:style-name="P2">Этот класс необходим в модуле Window, тк позволяет откатывать изменения.</text:p>
      <text:p text:style-name="P2">В частности для агрегирующих оконных функций, когда значение перестает быть актуальным. </text:p>
      <text:p text:style-name="P2">Например, если необходимо выбрать последние n записей. В таком случае каждая новая запись заменяет самую старую, но нет необходимости хранить все записи. И более того, пересчет результата происходит за O(1) времени <text:span text:style-name="T10">и </text:span>памяти.</text:p>
      <text:p text:style-name="P2"/>
      <text:p text:style-name="P2"/>
      <text:p text:style-name="P2"/>
      <text:p text:style-name="P2"/>
      <text:p text:style-name="P2">--------------------------------------------------------------------------------</text:p>
      <text:p text:style-name="P2"><text:soft-page-break/>-- Класс Relation</text:p>
      <text:p text:style-name="P2"/>
      <text:p text:style-name="P2">Класс Relation представляет собой тип данных таблица, отношение.</text:p>
      <text:p text:style-name="P2">Методы класса - примитивы реляционной алгебры и другие полезные операции над отношениями.</text:p>
      <text:p text:style-name="P2">Описание некоторых из них:</text:p>
      <text:p text:style-name="P2"/>
      <text:p text:style-name="P2">selection - Фильтрует таблицу согласно предикату. Как filter в модулях Seq, Set и тд. Соответствует WHERE в sql.</text:p>
      <text:p text:style-name="P2"><text:s text:c="2"/>В реляционной алгебре представляет собой унарную операцию:</text:p>
      <text:p text:style-name="P2"><text:s/>σaθb(R) или σaθv(R), где </text:p>
      <text:p text:style-name="P2"><text:s/>-а и b <text:s/>имена атрибутов</text:p>
      <text:p text:style-name="P2"><text:s/>-бинарная операция из множества{ &lt;, &lt;=, =, &gt;=, &gt; }</text:p>
      <text:p text:style-name="P2"><text:s/>-v константа</text:p>
      <text:p text:style-name="P2"><text:s/>-R отношение</text:p>
      <text:p text:style-name="P2"/>
      <text:p text:style-name="P2">union - объединяет 2 отношения с одинаковыми типами(иначе и не получиться). Объединение ассоциативно, вместе с rempty образует моноид</text:p>
      <text:p text:style-name="P2"/>
      <text:p text:style-name="P2">minus - разность 2х отношений. Фильтр первого отношения по неравенству каждому элементу из второго.</text:p>
      <text:p text:style-name="P2"/>
      <text:p text:style-name="P2">insert - вставка записи в конец отношения</text:p>
      <text:p text:style-name="P2">rempty - пустое отношение</text:p>
      <text:p text:style-name="P2">joinG - декартово произведение 2х отношений. Принимает также предикат по которому фильтровать и функцию объединения.</text:p>
      <text:h text:style-name="Heading_20_5" text:outline-level="5"/>
      <text:p text:style-name="P3">Не в классе:</text:p>
      <text:p text:style-name="P3"><text:span text:style-name="T7">CartProduct - </text:span><text:span text:style-name="Emphasis"><text:span text:style-name="T7">Картезианское произведение</text:span></text:span></text:p>
      <text:p text:style-name="P1"><text:span text:style-name="Emphasis"><text:span text:style-name="T7">Картезианское произведение </text:span></text:span><text:span text:style-name="T2">R</text:span> × <text:span text:style-name="T2">S</text:span> <text:span text:style-name="T7">определено как</text:span>:</text:p>
      <text:p text:style-name="P6"><text:span text:style-name="T2">R</text:span> × <text:span text:style-name="T2">S</text:span> = {<text:span text:style-name="T2">(r</text:span><text:span text:style-name="T4">1</text:span><text:span text:style-name="T2">, r</text:span><text:span text:style-name="T4">2</text:span><text:span text:style-name="T2">, ..., r</text:span><text:span text:style-name="T4">n</text:span><text:span text:style-name="T2">, s</text:span><text:span text:style-name="T4">1</text:span><text:span text:style-name="T2">, s</text:span><text:span text:style-name="T4">2</text:span><text:span text:style-name="T2">, ..., s</text:span><text:span text:style-name="T4">m</text:span><text:span text:style-name="T2">)</text:span> | <text:span text:style-name="T2">(r</text:span><text:span text:style-name="T4">1</text:span><text:span text:style-name="T2">, r</text:span><text:span text:style-name="T4">2</text:span><text:span text:style-name="T2">, ..., r</text:span><text:span text:style-name="T4">n</text:span><text:span text:style-name="T2">)</text:span> ∈ <text:span text:style-name="T2">R</text:span>, <text:span text:style-name="T2">(s</text:span><text:span text:style-name="T4">1</text:span><text:span text:style-name="T2">, s</text:span><text:span text:style-name="T4">2</text:span><text:span text:style-name="T2">, ..., s</text:span><text:span text:style-name="T4">m</text:span><text:span text:style-name="T2">)</text:span> ∈ <text:span text:style-name="T2">S</text:span>} </text:p>
      <text:p text:style-name="P2">projection - отображение каждого элемента через функцию. fmap - это в точности то что нужно, поэтому стоит ограничение:</text:p>
      <text:p text:style-name="P2">(Functor) =&gt; ... Т.е. projection - синоним fmap.</text:p>
      <text:p text:style-name="P5"><text:span text:style-name="T1">Т.е. Следующая унарная операция::</text:span></text:p>
      <text:p text:style-name="P4"/>
      <text:p text:style-name="P8"><text:span text:style-name="T3">Pi</text:span><text:span text:style-name="T5">a1,.., an</text:span><text:span text:style-name="T9">(R) = { t[a1,..an] : t ∈ R }</text:span></text:p>
      <text:p text:style-name="P2">где t[a1,...,an] ограничение кортежа t до {a1,...,an}</text:p>
      <text:p text:style-name="P2"/>
      <text:p text:style-name="P2"/>
      <text:p text:style-name="P2">--------------------------------------------------------------------------------</text:p>
      <text:p text:style-name="P2">-- Класс TupleConcat</text:p>
      <text:p text:style-name="P2">Класс для конкатенации разных размеров кортежей. Т.е. конкатенация (a, b) и (c, d) даст (a, b, c, d)</text:p>
      <text:p text:style-name="P2">Очень похоже на си++-подобный полиморфизм.</text:p>
      <text:p text:style-name="P2"/>
      <text:p text:style-name="P2">--------------------------------------------------------------------------------</text:p>
      <text:p text:style-name="P2">-- Класс TupleApply</text:p>
      <text:p text:style-name="P2">Класс, позволяющий применять кортеж функций к аргументу, получая кортеж аргументов.</text:p>
      <text:p text:style-name="P2"/>
      <text:p text:style-name="P2"/>
      <text:p text:style-name="P2"/>
      <text:p text:style-name="P2">--------------------------------------------------------------------------------</text:p>
      <text:p text:style-name="P2">------------------------------- <text:s text:c="4"/>RelMap <text:s text:c="4"/>---------------------------------</text:p>
      <text:p text:style-name="P2">--------------------------------------------------------------------------------</text:p>
      <text:p text:style-name="P2"/>
      <text:p text:style-name="P2"><text:soft-page-break/>Структура RelMap представляет собой контейнер типа outp и функцию типа</text:p>
      <text:p text:style-name="P2">inp -&gt; RelMap inp outp, т.е. принимающий запись, и производящий новый</text:p>
      <text:p text:style-name="P2">RelMap.(т.к. в хаскеле данные не изменяемы)</text:p>
      <text:p text:style-name="P2">Т.е. функция производит новые данные "изменяя" старый контейнер.</text:p>
      <text:p text:style-name="P2">Но контейнер не упомянут в сигнатуре типа rmMapper - подразумевается, что</text:p>
      <text:p text:style-name="P2">копия контейнера хранится в замыкании.</text:p>
      <text:p text:style-name="P2"/>
      <text:p text:style-name="P2">data RelMap inp outp = RM</text:p>
      <text:p text:style-name="P2"><text:s text:c="4"/>{ rmMapper <text:tab/>:: inp -&gt; RelMap inp outp</text:p>
      <text:p text:style-name="P2"><text:s text:c="4"/>, rmAcc<text:tab/> <text:s text:c="3"/>:: Seq outp</text:p>
      <text:p text:style-name="P2"><text:s text:c="4"/>}</text:p>
      <text:p text:style-name="P2"/>
      <text:p text:style-name="P2">Абстрактно, представляет собой тип данных, преобразующий входной поток в выходной.</text:p>
      <text:p text:style-name="P2">Необходим способ композиции таких типов данных, поэтому реализация класса категорий - то </text:p>
      <text:p text:style-name="P2">что нужно. </text:p>
      <text:p text:style-name="P2"/>
      <text:p text:style-name="P2">Сам тип данных тоже может рассматриваться как поток по outp, поэтому он реализует</text:p>
      <text:p text:style-name="P2">Relation, Functor, Applic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6T14:58:52</dc:date>
    <dc:creator>fallen </dc:creator>
    <meta:generator>OpenOffice.org/3.2$Linux OpenOffice.org_project/320m19$Build-9505</meta:generator>
    <meta:editing-duration>PT43H23M43S</meta:editing-duration>
    <meta:editing-cycles>6</meta:editing-cycles>
    <meta:document-statistic meta:table-count="0" meta:image-count="0" meta:object-count="0" meta:page-count="6" meta:paragraph-count="207" meta:word-count="1687" meta:character-count="11877"/>
  </office:meta>
</office:document-meta>
</file>